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uciano Floridi apresenta uma visão pragmática da Inteligência Artificial (IA), definindo-a não como uma entidade consciente, mas como um <text:span text:style-name="Strong_20_Emphasis">"reservatório de capacidade de ação"</text:span> capaz de resolver problemas e realizar tarefas que, se feitas por humanos, exigiriam inteligência. Para o autor, o debate deve se afastar de cenários de ficção científica e focar em riscos reais, como a <text:span text:style-name="Strong_20_Emphasis">opacidade das empresas</text:span>, a manipulação da opinião pública e os impactos ambientais.</text:p>
      <text:p text:style-name="Text_20_body">Abaixo, detalho os pontos de vista do autor sobre os temas solicitados:</text:p>
      <text:h text:style-name="Heading_20_3" text:outline-level="3">Marcos Regulatórios</text:h>
      <text:p text:style-name="Text_20_body">Floridi compara as duas principais abordagens regulatórias atuais, notando que, embora diferentes, são complementares:</text:p>
      <text:list text:style-name="L1">
        <text:list-item>
          <text:p text:style-name="P2"><text:span text:style-name="Strong_20_Emphasis">Abordagem Europeia (AI Act):</text:span> O autor, que contribuiu para este marco, destaca que ele é fundamentado nos <text:span text:style-name="Strong_20_Emphasis">direitos fundamentais e na dignidade humana</text:span>. A legislação baseia-se no <text:span text:style-name="Strong_20_Emphasis">conceito de risco</text:span>, estabelecendo limites ou banindo tecnologias onde o risco é excessivo. </text:p>
        </text:list-item>
        <text:list-item>
          <text:p text:style-name="P2"><text:span text:style-name="Strong_20_Emphasis">Abordagem Americana (Ordem Executiva de Biden):</text:span> Floridi observa que este modelo é mais voltado para a <text:span text:style-name="Strong_20_Emphasis">economia, segurança militar e competição</text:span>. O foco reside em evitar a exportação de tecnologias competitivas e em garantir a transparência para o funcionamento do mercado. </text:p>
        </text:list-item>
        <text:list-item>
          <text:p text:style-name="P1"><text:span text:style-name="Strong_20_Emphasis">Crítica e Convergência:</text:span> O autor aponta que ambos os marcos falham ao dar pouca atenção ao <text:span text:style-name="Strong_20_Emphasis">impacto ambiental</text:span> da IA. No entanto, ele expressa otimismo de que a adoção de definições comuns possa gerar um "efeito Bruxelas", levando o mundo a um quadro ético que favoreça simultaneamente os negócios, a sociedade e o meio ambiente. </text:p>
        </text:list-item>
      </text:list>
      <text:h text:style-name="Heading_20_3" text:outline-level="3">Políticas de Bem-Estar e Trabalho</text:h>
      <text:p text:style-name="Text_20_body">O ponto de vista de Floridi sobre políticas de bem-estar está intrinsecamente ligado à velocidade da transformação digital:</text:p>
      <text:list text:style-name="L2">
        <text:list-item>
          <text:p text:style-name="P4"><text:span text:style-name="Strong_20_Emphasis">Velocidade da Transição:</text:span> Ao contrário das revoluções agrícola ou industrial, que levaram milênios ou séculos, a revolução digital ocorre em <text:span text:style-name="Strong_20_Emphasis">décadas</text:span>, o que impede uma adaptação natural do mercado de trabalho. </text:p>
        </text:list-item>
        <text:list-item>
          <text:p text:style-name="P4"><text:span text:style-name="Strong_20_Emphasis">Desalinhamento de Competências:</text:span> O autor argumenta que o problema não é a falta de empregos (citando que há alta oferta de vagas), mas o fato de que muitos trabalhadores cujas funções foram automatizadas não possuem as competências necessárias para as novas vagas. </text:p>
        </text:list-item>
        <text:list-item>
          <text:p text:style-name="P3"><text:span text:style-name="Strong_20_Emphasis">Defesa do Welfare (Bem-Estar Social):</text:span> Floridi afirma explicitamente que é necessária a intervenção do Estado através do <text:span text:style-name="Strong_20_Emphasis">Welfare</text:span> para criar uma rede de proteção social. Ele propõe que, como a geração atual paga os custos da transição para que as gerações futuras colham os benefícios, a sociedade deve "pedir emprestado ao futuro" para apoiar aqueles que estão perdendo seus meios de subsistência hoje. </text:p>
        </text:list-item>
      </text:list>
      <text:p text:style-name="Text_20_body">Em suma, Floridi vê a IA como uma oportunidade extraordinária para resolver problemas globais, como a crise climática, desde que haja <text:span text:style-name="Strong_20_Emphasis">vontade política humana</text:span> para direcionar a tecnologia ao serviço da sociedade e do ambiente, e não apenas da criação de riquez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08:08:37.722503469</meta:creation-date>
    <dc:date>2026-03-13T08:09:06.035049006</dc:date>
    <meta:editing-duration>PT29S</meta:editing-duration>
    <meta:editing-cycles>1</meta:editing-cycles>
    <meta:document-statistic meta:table-count="0" meta:image-count="0" meta:object-count="0" meta:page-count="1" meta:paragraph-count="13" meta:word-count="441" meta:character-count="2830" meta:non-whitespace-character-count="2402"/>
    <meta:generator>LibreOffice/24.2.7.2$Linux_X86_64 LibreOffice_project/420$Build-2</meta:generator>
  </office:meta>
</office:document-meta>
</file>